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officeooo:rsid="00025ee3" officeooo:paragraph-rsid="00025ee3" style:font-size-asian="15pt" style:font-weight-asian="bold" style:font-size-complex="15pt" style:font-weight-complex="bold"/>
    </style:style>
    <style:style style:name="P2" style:family="paragraph" style:parent-style-name="Standard">
      <style:text-properties fo:font-size="12pt" fo:font-weight="normal" officeooo:rsid="00025ee3" officeooo:paragraph-rsid="00025ee3" style:font-size-asian="10.5pt" style:font-weight-asian="normal" style:font-size-complex="12pt" style:font-weight-complex="normal"/>
    </style:style>
    <style:style style:name="P3" style:family="paragraph" style:parent-style-name="Standard">
      <style:paragraph-properties fo:margin-top="0.201cm" fo:margin-bottom="0.201cm" loext:contextual-spacing="false"/>
      <style:text-properties fo:font-size="12pt" fo:font-weight="normal" officeooo:rsid="00025ee3" officeooo:paragraph-rsid="00025ee3" style:font-size-asian="10.5pt" style:font-weight-asian="normal" style:font-size-complex="12pt" style:font-weight-complex="normal"/>
    </style:style>
    <style:style style:name="P4" style:family="paragraph" style:parent-style-name="Standard">
      <style:paragraph-properties fo:margin-top="0.201cm" fo:margin-bottom="0.201cm" loext:contextual-spacing="false"/>
      <style:text-properties fo:font-size="12pt" fo:font-weight="normal" officeooo:rsid="0003868b" officeooo:paragraph-rsid="0003868b" style:font-size-asian="10.5pt" style:font-weight-asian="normal" style:font-size-complex="12pt" style:font-weight-complex="normal"/>
    </style:style>
    <style:style style:name="P5" style:family="paragraph" style:parent-style-name="Standard">
      <style:paragraph-properties fo:margin-top="0.201cm" fo:margin-bottom="0.201cm" loext:contextual-spacing="false"/>
      <style:text-properties fo:font-size="12pt" fo:font-weight="normal" officeooo:rsid="0004abbf" officeooo:paragraph-rsid="0004abbf" style:font-size-asian="10.5pt" style:font-weight-asian="normal" style:font-size-complex="12pt" style:font-weight-complex="normal"/>
    </style:style>
    <style:style style:name="P6" style:family="paragraph" style:parent-style-name="Standard">
      <style:paragraph-properties fo:margin-top="0.201cm" fo:margin-bottom="0.201cm" loext:contextual-spacing="false"/>
      <style:text-properties fo:font-size="12pt" fo:font-weight="normal" officeooo:rsid="0006e0de" officeooo:paragraph-rsid="0006e0de" style:font-size-asian="10.5pt" style:font-weight-asian="normal" style:font-size-complex="12pt" style:font-weight-complex="normal"/>
    </style:style>
    <style:style style:name="P7" style:family="paragraph" style:parent-style-name="Standard">
      <style:paragraph-properties fo:margin-top="0.201cm" fo:margin-bottom="0.201cm" loext:contextual-spacing="false"/>
      <style:text-properties fo:font-size="15pt" fo:font-weight="bold" officeooo:rsid="0004abbf" officeooo:paragraph-rsid="0004abbf" style:font-size-asian="15pt" style:font-weight-asian="bold" style:font-size-complex="15pt" style:font-weight-complex="bold"/>
    </style:style>
    <style:style style:name="P8" style:family="paragraph" style:parent-style-name="Standard">
      <style:paragraph-properties fo:margin-top="0.201cm" fo:margin-bottom="0.201cm" loext:contextual-spacing="false"/>
      <style:text-properties fo:font-size="15pt" fo:font-weight="bold" officeooo:paragraph-rsid="00054553"/>
    </style:style>
    <style:style style:name="T1" style:family="text">
      <style:text-properties officeooo:rsid="0003868b"/>
    </style:style>
    <style:style style:name="T2" style:family="text">
      <style:text-properties officeooo:rsid="0004abbf"/>
    </style:style>
    <style:style style:name="T3" style:family="text">
      <style:text-properties officeooo:rsid="00054553"/>
    </style:style>
    <style:style style:name="T4" style:family="text">
      <style:text-properties fo:font-variant="normal" fo:text-transform="none" fo:color="#24292f" style:font-name="apple-system" fo:font-size="12pt" fo:letter-spacing="normal" fo:font-style="normal" style:font-weight-asian="bold" style:font-weight-complex="bold"/>
    </style:style>
    <style:style style:name="T5" style:family="text">
      <style:text-properties fo:font-variant="normal" fo:text-transform="none" fo:color="#24292f" style:font-name="apple-system" fo:font-size="13pt" fo:letter-spacing="normal" fo:font-style="normal" style:font-size-asian="13pt" style:font-weight-asian="bold" style:font-size-complex="13pt" style:font-weight-complex="bold"/>
    </style:style>
    <style:style style:name="T6" style:family="text">
      <style:text-properties officeooo:rsid="00054553" style:font-size-asian="15pt" style:font-weight-asian="bold" style:font-size-complex="15pt" style:font-weight-complex="bol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text:span text:style-name="T2">1. </text:span>About Myself</text:p>
      <text:p text:style-name="P1"/>
      <text:p text:style-name="P2">Hi,</text:p>
      <text:p text:style-name="P2"/>
      <text:p text:style-name="P3">My name is Ancy E A. I have 2.4 years of experience as a php developer. I am currently working as a freelance php developer. Currently doing projects in codeigniter and laravel. Project in codeigniter name is parvinpardha, am e-commerce platform for selling pardhas online. Project in laravel is Task Management System( TMS) which enables to create task by various roles of employees and can be assigned to different employees in a company. Tasks can be montiored, can check people who are online and also tcheck ask status with communication with each other. I was commiting projects to cpanel.</text:p>
      <text:p text:style-name="P3"/>
      <text:p text:style-name="P3">Before that I was working in Digital Mesh kakkanad. There I was working with Yii2, laravel and experience with shopify. Main project handled was rensup.com which is an international project selling of Antiques, hardware sinks and toilets. I got chance to learn <text:s/>mysql server queries and yii2 were the additional knowledge I learned from Digital Mesh. <text:span text:style-name="T1">Project managemnet tools used were asana and jira. Codes were committed to bitbucket. </text:span><text:span text:style-name="T2">Experience in working with wordpress for rensup.com.</text:span></text:p>
      <text:p text:style-name="P3"/>
      <text:p text:style-name="P4">In 2019 <text:s/>June, I started with calibroz Cyber Campus kalamassery. There I worked with Expense Tracker in codeigniter for forecasting expense of employees using algorithm. Then Api Integration for a mobile app<text:span text:style-name="T2">(Android)</text:span> RENTITT for register clients as caterers, <text:span text:style-name="T2">event management and renters.</text:span></text:p>
      <text:p text:style-name="P5">Next project handled was employee management system for handling employees for a platform in codeigniter.</text:p>
      <text:p text:style-name="P6">I took Btech from KMEA Engineering College. Diploma from Govt polytechnic college kalamassery</text:p>
      <text:p text:style-name="P6">Currently residing at Alapppuzha Mavelikkara. My father and mother are working as Govt employee. Brother working as Lawyer. Husband working as an accountant.</text:p>
      <text:p text:style-name="P5"/>
      <text:p text:style-name="P5">2. OS – Ubuntu 20.04</text:p>
      <text:p text:style-name="P5">IDE – Visual Studio Code</text:p>
      <text:p text:style-name="P5">Editor – notepad++ and sublime</text:p>
      <text:p text:style-name="P7">Social Profile</text:p>
      <text:p text:style-name="P7">1. Github <text:span text:style-name="T3">URL - <text:s/></text:span><text:a xlink:type="simple" xlink:href="https://github.com/ancyea" text:style-name="Internet_20_link" text:visited-style-name="Visited_20_Internet_20_Link"><text:span text:style-name="T3">https://github.com/ancyea</text:span></text:a></text:p>
      <text:p text:style-name="P8"><text:span text:style-name="T6">2. </text:span><text:span text:style-name="T5">LinkedIn profile</text:span><text:span text:style-name="T4"> - </text:span><text:a xlink:type="simple" xlink:href="http://www.linkedin.com/in/ancy-ea-75912868" text:style-name="Internet_20_link" text:visited-style-name="Visited_20_Internet_20_Link">www.linkedin.com/in/ancy-ea-75912868</text:a></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18:29:10.214933797</meta:creation-date>
    <dc:date>2021-12-13T19:18:22.621720668</dc:date>
    <meta:editing-duration>PT6M34S</meta:editing-duration>
    <meta:editing-cycles>1</meta:editing-cycles>
    <meta:document-statistic meta:table-count="0" meta:image-count="0" meta:object-count="0" meta:page-count="1" meta:paragraph-count="14" meta:word-count="296" meta:character-count="1933" meta:non-whitespace-character-count="1645"/>
    <meta:generator>LibreOffice/6.4.7.2$Linux_X86_64 LibreOffice_project/40$Build-2</meta:generator>
  </office:meta>
</office:document-meta>
</file>